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 tableooo:tab-color="#ffd74c"/>
    </style:style>
    <style:style style:name="ce1" style:family="table-cell" style:parent-style-name="Heading_20_2">
      <style:text-properties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Heading_20_1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echnik" table:style-name="ta1">
        <table:table-column table:style-name="co1" table:number-columns-repeated="6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/>
          <table:table-cell table:style-name="Heading_20_1" table:number-columns-repeated="3"/>
          <table:table-cell table:style-name="Heading_20_1" office:value-type="string" calcext:value-type="string">
            <text:p>Gegenstand</text:p>
          </table:table-cell>
          <table:table-cell table:style-name="Heading_20_1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3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7"/>
        </table:table-row>
        <table:table-row table:style-name="ro2"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Untertitel</text:p>
          </table:table-cell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Designer</text:p>
          </table:table-cell>
          <table:table-cell table:style-name="ce1" office:value-type="string" calcext:value-type="string">
            <text:p>Styl</text:p>
          </table:table-cell>
          <table:table-cell table:style-name="ce1" office:value-type="string" calcext:value-type="string">
            <text:p>Objek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mer </text:p>
          </table:table-cell>
          <table:table-cell table:style-name="ce1" office:value-type="string" calcext:value-type="string">
            <text:p>Seitenzahl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Bearbeitungsstand</text:p>
          </table:table-cell>
          <table:table-cell/>
          <table:table-cell table:style-name="ce1"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oday‘s Quilte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Bargello</text:p>
          </table:table-cell>
          <table:table-cell office:value-type="string" calcext:value-type="string">
            <text:p>Essential Guide Sewing Bargello Patchwork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-Quilten und Applizieren</text:p>
          </table:table-cell>
          <table:table-cell office:value-type="string" calcext:value-type="string">
            <text:p>Gu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Guid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Punch-Needle</text:p>
          </table:table-cell>
          <table:table-cell office:value-type="string" calcext:value-type="string">
            <text:p>Lehrgan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Fadengrafik</text:p>
          </table:table-cell>
          <table:table-cell office:value-type="string" calcext:value-type="string">
            <text:p>Spannende alter Technik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lätter</text:p>
          </table:table-cell>
          <table:table-cell office:value-type="string" calcext:value-type="string">
            <text:p>Millefiori Quilts</text:p>
          </table:table-cell>
          <table:table-cell office:value-type="string" calcext:value-type="string">
            <text:p>Gilde Bibliothek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Willyne Hammerste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illefiori</text:p>
          </table:table-cell>
          <table:table-cell office:value-type="string" calcext:value-type="string">
            <text:p>Wild is the Win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enrose Magnolie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lätter</text:p>
          </table:table-cell>
          <table:table-cell office:value-type="string" calcext:value-type="string">
            <text:p>Millefiori Quilts</text:p>
          </table:table-cell>
          <table:table-cell office:value-type="string" calcext:value-type="string">
            <text:p>Gilde Bibliot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EPP</text:p>
          </table:table-cell>
          <table:table-cell office:value-type="string" calcext:value-type="string">
            <text:p>Willyne Hammerste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illefiori</text:p>
          </table:table-cell>
          <table:table-cell office:value-type="string" calcext:value-type="string">
            <text:p>Passacaglia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Penrose Magnolie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Weben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Textilgarn</text:p>
          </table:table-cell>
          <table:table-cell office:value-type="string" calcext:value-type="string">
            <text:p>Textilien wiederverwert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 office:value-type="string" calcext:value-type="string">
            <text:p>Patchkid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Jojo</text:p>
          </table:table-cell>
          <table:table-cell office:value-type="string" calcext:value-type="string">
            <text:p>Anleitung Jojos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table:number-columns-repeated="2" office:value-type="string" calcext:value-type="string">
            <text:p>Double Wedding R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0"/>
        </table:table-row>
        <table:table-row table:style-name="ro4">
          <table:table-cell office:value-type="string" calcext:value-type="string">
            <text:p>Buch</text:p>
          </table:table-cell>
          <table:table-cell table:style-name="ce2" office:value-type="string" calcext:value-type="string">
            <text:p>Sashiko verschiedene Waren</text:p>
          </table:table-cell>
          <table:table-cell table:number-columns-repeated="2"/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ashiko</text:p>
          </table:table-cell>
          <table:table-cell table:style-name="ce2" office:value-type="string" calcext:value-type="string">
            <text:p>Tatsumi Moo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echnik</text:p>
          </table:table-cell>
          <table:table-cell table:number-columns-repeated="2" office:value-type="string" calcext:value-type="string">
            <text:p>Sashiko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Nähen für Dummies</text:p>
          </table:table-cell>
          <table:table-cell table:number-columns-repeated="2"/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Grundlagen</text:p>
          </table:table-cell>
          <table:table-cell office:value-type="string" calcext:value-type="string">
            <text:p>Jan Saunders Mare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Nähen für Dummies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Aktuelle Accessoire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ashiko</text:p>
          </table:table-cell>
          <table:table-cell office:value-type="string" calcext:value-type="string">
            <text:p>Neues aus dem Land der aufgehenden Sonn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ickring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ring</text:p>
          </table:table-cell>
          <table:table-cell office:value-type="string" calcext:value-type="string">
            <text:p>Reich verziert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Blackwork</text:p>
          </table:table-cell>
          <table:table-cell office:value-type="string" calcext:value-type="string">
            <text:p>Blackwork Königliche Stickkunst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table:number-columns-repeated="2" office:value-type="string" calcext:value-type="string">
            <text:p>Ajourmuster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imply kreativ Sonderheft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02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Margaret Stove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Technik</text:p>
          </table:table-cell>
          <table:table-cell table:number-columns-repeated="2" office:value-type="string" calcext:value-type="string">
            <text:p>Lace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6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Ten Stich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Lehrgang</text:p>
          </table:table-cell>
          <table:table-cell office:value-type="string" calcext:value-type="string">
            <text:p>Ten Stich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ckengarn verbrach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7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Perlenstrick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Lehrgang</text:p>
          </table:table-cell>
          <table:table-cell office:value-type="string" calcext:value-type="string">
            <text:p>Perlenstricke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Farbharmonie für Quilts</text:p>
          </table:table-cell>
          <table:table-cell table:number-columns-repeated="2"/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Weeks Ringle , Bill Ker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Farbenlehre</text:p>
          </table:table-cell>
          <table:table-cell office:value-type="string" calcext:value-type="string">
            <text:p>Farbharmonie für Quilts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 office:value-type="string" calcext:value-type="string">
            <text:p>Patchkid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ehrgang</text:p>
          </table:table-cell>
          <table:table-cell office:value-type="string" calcext:value-type="string">
            <text:p>Anleitung Quilt-as-you-g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Claudia Gronzk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3-D Block</text:p>
          </table:table-cell>
          <table:table-cell office:value-type="string" calcext:value-type="string">
            <text:p>Block mit Biesen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ampler mit plastischen Blöck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Entwerfen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Entwerfen</text:p>
          </table:table-cell>
          <table:table-cell office:value-type="string" calcext:value-type="string">
            <text:p>Mach#s doch mal ander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Hyperbolisches Häkel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Lehrgang</text:p>
          </table:table-cell>
          <table:table-cell office:value-type="string" calcext:value-type="string">
            <text:p>Hyberbolisches Häkel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thematik 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8/202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schlag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schenanschlag für Sockenbündchen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panische Handschuhe stricken</text:p>
          </table:table-cell>
          <table:table-cell table:number-columns-repeated="2"/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in einem Stück</text:p>
          </table:table-cell>
          <table:table-cell office:value-type="string" calcext:value-type="string">
            <text:p>Bernd Kestler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Japanische Handschuhe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Möbiusschals stricken</text:p>
          </table:table-cell>
          <table:table-cell office:value-type="string" calcext:value-type="string">
            <text:p>Raffiniert Verschlunge Kunstwerk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öbius</text:p>
          </table:table-cell>
          <table:table-cell office:value-type="string" calcext:value-type="string">
            <text:p>Dagmar Berhk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</text:p>
          </table:table-cell>
          <table:table-cell office:value-type="string" calcext:value-type="string">
            <text:p>Möbiusschal</text:p>
          </table:table-cell>
          <table:table-cell table:number-columns-repeated="2"/>
          <table:table-cell office:value-type="string" calcext:value-type="string">
            <text:p>Mathematik 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li Thoma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3-D Block</text:p>
          </table:table-cell>
          <table:table-cell office:value-type="string" calcext:value-type="string">
            <text:p>Mein Glattfelder Ein Quilt zum Bewege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ampler mit plastischen Blöck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li Thoma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 Cabin</text:p>
          </table:table-cell>
          <table:table-cell office:value-type="string" calcext:value-type="string">
            <text:p>Bewegte Blöck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Regina Sch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abyblock</text:p>
          </table:table-cell>
          <table:table-cell office:value-type="string" calcext:value-type="string">
            <text:p>Hand Peicing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-Bibel</text:p>
          </table:table-cell>
          <table:table-cell office:value-type="string" calcext:value-type="string">
            <text:p>Overlovck</text:p>
          </table:table-cell>
          <table:table-cell office:value-type="string" calcext:value-type="string">
            <text:p>06/2017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e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echnik</text:p>
          </table:table-cell>
          <table:table-cell table:number-columns-repeated="2" office:value-type="string" calcext:value-type="string">
            <text:p>overlock</text:p>
          </table:table-cell>
          <table:table-cell table:number-columns-repeated="2"/>
          <table:table-cell office:value-type="string" calcext:value-type="string">
            <text:p>Wo ist die CD?</text:p>
          </table:table-cell>
          <table:table-cell table:number-columns-repeated="49"/>
        </table:table-row>
        <table:table-row table:style-name="ro3">
          <table:table-cell table:number-columns-repeated="8"/>
          <table:table-cell office:value-type="string" calcext:value-type="string">
            <text:p>o</text:p>
          </table:table-cell>
          <table:table-cell table:number-columns-repeated="55"/>
        </table:table-row>
        <table:table-row table:style-name="ro3">
          <table:table-cell table:number-columns-repeated="8"/>
          <table:table-cell office:value-type="string" calcext:value-type="string">
            <text:p>o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11:48:31.75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7:23:02.060000000</meta:creation-date>
    <dc:date>2020-11-26T11:52:09.662000000</dc:date>
    <meta:editing-duration>PT6H27M42S</meta:editing-duration>
    <meta:editing-cycles>9</meta:editing-cycles>
    <meta:generator>LibreOffice/6.3.6.2$Windows_X86_64 LibreOffice_project/2196df99b074d8a661f4036fca8fa0cbfa33a497</meta:generator>
    <meta:document-statistic meta:table-count="1" meta:cell-count="379" meta:object-count="0"/>
  </office:meta>
</office:document-meta>
</file>